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7.19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808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4.055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3.417cm"/>
    </style:style>
    <style:style style:name="co15" style:family="table-column">
      <style:table-column-properties fo:break-before="auto" style:column-width="7.83cm"/>
    </style:style>
    <style:style style:name="co16" style:family="table-column">
      <style:table-column-properties fo:break-before="auto" style:column-width="6.276cm"/>
    </style:style>
    <style:style style:name="co17" style:family="table-column">
      <style:table-column-properties fo:break-before="auto" style:column-width="2.141cm"/>
    </style:style>
    <style:style style:name="co18" style:family="table-column">
      <style:table-column-properties fo:break-before="auto" style:column-width="14.711cm"/>
    </style:style>
    <style:style style:name="co19" style:family="table-column">
      <style:table-column-properties fo:break-before="auto" style:column-width="14.295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3.639cm"/>
    </style:style>
    <style:style style:name="co22" style:family="table-column">
      <style:table-column-properties fo:break-before="auto" style:column-width="2.66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No_20_AutoForma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No_20_AutoForma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iloten.Geburtsdatum" table:style-name="ta1">
        <table:table-column table:style-name="co1" table:default-cell-style-name="ce2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6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2" table:default-cell-style-name="ce1"/>
        <table:table-row table:style-name="ro1">
          <table:table-cell table:style-name="ce1" office:value-type="string">
            <text:p>Geburtsdatum</text:p>
          </table:table-cell>
          <table:table-cell office:value-type="string">
            <text:p>PilotIDs</text:p>
          </table:table-cell>
          <table:table-cell office:value-type="string">
            <text:p>FlugIDs</text:p>
          </table:table-cell>
          <table:table-cell office:value-type="string">
            <text:p>BuchungsIDs</text:p>
          </table:table-cell>
          <table:table-cell office:value-type="string">
            <text:p>GepaeckIDs</text:p>
          </table:table-cell>
          <table:table-cell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1949-11-05</text:p>
          </table:table-cell>
          <table:table-cell office:value-type="string">
            <text:p>P01</text:p>
          </table:table-cell>
          <table:table-cell office:value-type="string">
            <text:p>F12</text:p>
          </table:table-cell>
          <table:table-cell table:number-columns-repeated="5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1945-06-04</text:p>
          </table:table-cell>
          <table:table-cell office:value-type="string">
            <text:p>P10</text:p>
          </table:table-cell>
          <table:table-cell office:value-type="string">
            <text:p>F05, F15</text:p>
          </table:table-cell>
          <table:table-cell office:value-type="string">
            <text:p>B08, B11, B18, B19, B20, B21</text:p>
          </table:table-cell>
          <table:table-cell office:value-type="string">
            <text:p>G07, G18, G19, G20, G25</text:p>
          </table:table-cell>
          <table:table-cell table:number-columns-repeated="3"/>
          <table:table-cell table:style-name="ce1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1948-07-01</text:p>
          </table:table-cell>
          <table:table-cell office:value-type="string">
            <text:p>P09</text:p>
          </table:table-cell>
          <table:table-cell table:number-columns-repeated="4"/>
          <table:table-cell table:style-name="ce2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>
            <text:p>1956-07-24</text:p>
          </table:table-cell>
          <table:table-cell office:value-type="string">
            <text:p>P05</text:p>
          </table:table-cell>
          <table:table-cell table:number-columns-repeated="6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1959-10-06</text:p>
          </table:table-cell>
          <table:table-cell office:value-type="string">
            <text:p>P07</text:p>
          </table:table-cell>
          <table:table-cell office:value-type="string">
            <text:p>F08, F13</text:p>
          </table:table-cell>
          <table:table-cell office:value-type="string">
            <text:p>B01, B06, B09, B10, B24</text:p>
          </table:table-cell>
          <table:table-cell office:value-type="string">
            <text:p>G01, G02, G08, G10, G12, G17, G21, G22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960-12-27</text:p>
          </table:table-cell>
          <table:table-cell office:value-type="string">
            <text:p>P03</text:p>
          </table:table-cell>
          <table:table-cell office:value-type="string">
            <text:p>F01, F06</text:p>
          </table:table-cell>
          <table:table-cell office:value-type="string">
            <text:p>B03, B12, B13, B14, B15</text:p>
          </table:table-cell>
          <table:table-cell office:value-type="string">
            <text:p>G05, G06, G15, G16, G2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>
            <text:p>1964-12-14</text:p>
          </table:table-cell>
          <table:table-cell office:value-type="string">
            <text:p>P04</text:p>
          </table:table-cell>
          <table:table-cell office:value-type="string">
            <text:p>F03, F11</text:p>
          </table:table-cell>
          <table:table-cell office:value-type="string">
            <text:p>B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>
            <text:p>1967-02-17</text:p>
          </table:table-cell>
          <table:table-cell office:value-type="string">
            <text:p>P08</text:p>
          </table:table-cell>
          <table:table-cell office:value-type="string">
            <text:p>F07, F14</text:p>
          </table:table-cell>
          <table:table-cell office:value-type="string">
            <text:p>B16, B23</text:p>
          </table:table-cell>
          <table:table-cell office:value-type="string">
            <text:p>G2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1974-05-26</text:p>
          </table:table-cell>
          <table:table-cell office:value-type="string">
            <text:p>P06</text:p>
          </table:table-cell>
          <table:table-cell office:value-type="string">
            <text:p>F10</text:p>
          </table:table-cell>
          <table:table-cell office:value-type="string">
            <text:p>B07</text:p>
          </table:table-cell>
          <table:table-cell office:value-type="string">
            <text:p>G04, G11, G1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>
            <text:p>1978-06-23</text:p>
          </table:table-cell>
          <table:table-cell office:value-type="string">
            <text:p>P02</text:p>
          </table:table-cell>
          <table:table-cell office:value-type="string">
            <text:p>F02, F04, F09</text:p>
          </table:table-cell>
          <table:table-cell office:value-type="string">
            <text:p>B02, B04, B05, B22, B25</text:p>
          </table:table-cell>
          <table:table-cell office:value-type="string">
            <text:p>G03, G09, G14</text:p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style-name="ce1"/>
          <table:table-cell table:number-columns-repeated="5"/>
          <table:table-cell table:style-name="ce2"/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 office:value-type="string">
            <text:p>1949-11-05</text:p>
          </table:table-cell>
          <table:table-cell office:value-type="string">
            <text:p>P01</text:p>
          </table:table-cell>
          <table:table-cell office:value-type="string">
            <text:p>F12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3" office:value-type="string" table:number-columns-spanned="1" table:number-rows-spanned="2">
            <text:p>1945-06-04</text:p>
          </table:table-cell>
          <table:table-cell table:style-name="ce4" office:value-type="string" table:number-columns-spanned="1" table:number-rows-spanned="2">
            <text:p>P10</text:p>
          </table:table-cell>
          <table:table-cell office:value-type="string">
            <text:p>F05</text:p>
          </table:table-cell>
          <table:table-cell office:value-type="string">
            <text:p>B20, B21</text:p>
          </table:table-cell>
          <table:table-cell office:value-type="string">
            <text:p>G07, G19, G20</text:p>
          </table:table-cell>
          <table:table-cell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covered-table-cell table:number-columns-repeated="2"/>
          <table:table-cell office:value-type="string">
            <text:p>F15</text:p>
          </table:table-cell>
          <table:table-cell office:value-type="string">
            <text:p>B08, B11, B18, B19</text:p>
          </table:table-cell>
          <table:table-cell office:value-type="string">
            <text:p>G18, G25</text:p>
          </table:table-cell>
          <table:table-cell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1948-07-01</text:p>
          </table:table-cell>
          <table:table-cell office:value-type="string">
            <text:p>P09</text:p>
          </table:table-cell>
          <table:table-cell table:number-columns-repeated="6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1956-07-24</text:p>
          </table:table-cell>
          <table:table-cell office:value-type="string">
            <text:p>P05</text:p>
          </table:table-cell>
          <table:table-cell table:number-columns-repeated="6"/>
          <table:table-cell table:style-name="ce1" table:number-columns-repeated="2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2">
            <text:p>1959-10-06</text:p>
          </table:table-cell>
          <table:table-cell table:style-name="ce4" office:value-type="string" table:number-columns-spanned="1" table:number-rows-spanned="2">
            <text:p>P07</text:p>
          </table:table-cell>
          <table:table-cell office:value-type="string">
            <text:p>F08</text:p>
          </table:table-cell>
          <table:table-cell office:value-type="string">
            <text:p>B10, B24</text:p>
          </table:table-cell>
          <table:table-cell office:value-type="string">
            <text:p>G01, G02, G08, G12, G21</text:p>
          </table:table-cell>
          <table:table-cell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>
            <text:p>F13</text:p>
          </table:table-cell>
          <table:table-cell office:value-type="string">
            <text:p>B01, B06, B09</text:p>
          </table:table-cell>
          <table:table-cell office:value-type="string">
            <text:p>G10, G17, G22</text:p>
          </table:table-cell>
          <table:table-cell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2">
            <text:p>1960-12-27</text:p>
          </table:table-cell>
          <table:table-cell table:style-name="ce4" office:value-type="string" table:number-columns-spanned="1" table:number-rows-spanned="2">
            <text:p>P03</text:p>
          </table:table-cell>
          <table:table-cell office:value-type="string">
            <text:p>F01</text:p>
          </table:table-cell>
          <table:table-cell office:value-type="string">
            <text:p>B15</text:p>
          </table:table-cell>
          <table:table-cell office:value-type="string">
            <text:p>G15, G16</text:p>
          </table:table-cell>
          <table:table-cell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>
            <text:p>F06</text:p>
          </table:table-cell>
          <table:table-cell office:value-type="string">
            <text:p>B03, B12, B13, B14</text:p>
          </table:table-cell>
          <table:table-cell office:value-type="string">
            <text:p>G05, G06, G23</text:p>
          </table:table-cell>
          <table:table-cell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2">
            <text:p>1964-12-14</text:p>
          </table:table-cell>
          <table:table-cell table:style-name="ce4" office:value-type="string" table:number-columns-spanned="1" table:number-rows-spanned="2">
            <text:p>P04</text:p>
          </table:table-cell>
          <table:table-cell office:value-type="string">
            <text:p>F03</text:p>
          </table:table-cell>
          <table:table-cell office:value-type="string">
            <text:p>B17</text:p>
          </table:table-cell>
          <table:table-cell table:number-columns-repeated="4"/>
          <table:table-cell table:style-name="ce1" table:number-columns-repeated="2"/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>
            <text:p>F11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3" office:value-type="string" table:number-columns-spanned="1" table:number-rows-spanned="2">
            <text:p>1967-02-17</text:p>
          </table:table-cell>
          <table:table-cell table:style-name="ce4" office:value-type="string" table:number-columns-spanned="1" table:number-rows-spanned="2">
            <text:p>P08</text:p>
          </table:table-cell>
          <table:table-cell office:value-type="string">
            <text:p>F07</text:p>
          </table:table-cell>
          <table:table-cell table:number-columns-repeated="2"/>
          <table:table-cell table:style-name="ce1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covered-table-cell table:style-name="ce1"/>
          <table:covered-table-cell/>
          <table:table-cell office:value-type="string">
            <text:p>F14</text:p>
          </table:table-cell>
          <table:table-cell office:value-type="string">
            <text:p>B16, B23</text:p>
          </table:table-cell>
          <table:table-cell office:value-type="string">
            <text:p>G2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>
            <text:p>1974-05-26</text:p>
          </table:table-cell>
          <table:table-cell office:value-type="string">
            <text:p>P06</text:p>
          </table:table-cell>
          <table:table-cell office:value-type="string">
            <text:p>F10</text:p>
          </table:table-cell>
          <table:table-cell office:value-type="string">
            <text:p>B07</text:p>
          </table:table-cell>
          <table:table-cell office:value-type="string">
            <text:p>G04, G11, G1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3" office:value-type="string" table:number-columns-spanned="1" table:number-rows-spanned="3">
            <text:p>1978-06-23</text:p>
          </table:table-cell>
          <table:table-cell table:style-name="ce4" office:value-type="string" table:number-columns-spanned="1" table:number-rows-spanned="3">
            <text:p>P02</text:p>
          </table:table-cell>
          <table:table-cell office:value-type="string">
            <text:p>F02</text:p>
          </table:table-cell>
          <table:table-cell office:value-type="string">
            <text:p>B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covered-table-cell table:style-name="ce1"/>
          <table:covered-table-cell/>
          <table:table-cell office:value-type="string">
            <text:p>F04</text:p>
          </table:table-cell>
          <table:table-cell/>
          <table:table-cell table:style-name="ce2"/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  <table:table-row table:style-name="ro1">
          <table:covered-table-cell table:style-name="ce1"/>
          <table:covered-table-cell/>
          <table:table-cell office:value-type="string">
            <text:p>F09</text:p>
          </table:table-cell>
          <table:table-cell office:value-type="string">
            <text:p>B02, B04, B22, B25</text:p>
          </table:table-cell>
          <table:table-cell office:value-type="string">
            <text:p>G03, G09, G14</text:p>
          </table:table-cell>
          <table:table-cell/>
          <table:table-cell table:style-name="Default" table:number-columns-repeated="2"/>
          <table:table-cell table:number-columns-repeated="2"/>
          <table:table-cell table:style-name="Default" table:number-columns-repeated="6"/>
        </table:table-row>
      </table:table>
      <table:table table:name="Flugzeuge.Typ" table:style-name="ta1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 office:value-type="string">
            <text:p>Typ</text:p>
          </table:table-cell>
          <table:table-cell office:value-type="string">
            <text:p>FlugzeugIDs</text:p>
          </table:table-cell>
          <table:table-cell office:value-type="string">
            <text:p>FlugIDs</text:p>
          </table:table-cell>
          <table:table-cell office:value-type="string">
            <text:p>BuchungsIDs</text:p>
          </table:table-cell>
          <table:table-cell office:value-type="string">
            <text:p>GepaeckIDs</text:p>
          </table:table-cell>
        </table:table-row>
        <table:table-row table:style-name="ro1">
          <table:table-cell table:style-name="ce5" office:value-type="string">
            <text:p>Airbus A300B4</text:p>
          </table:table-cell>
          <table:table-cell office:value-type="string">
            <text:p>A01</text:p>
          </table:table-cell>
          <table:table-cell office:value-type="string">
            <text:p>F02, F06, F12, F15</text:p>
          </table:table-cell>
          <table:table-cell office:value-type="string">
            <text:p>B03, B05, B08, B11, B12, B13, B14, B18, B19</text:p>
          </table:table-cell>
          <table:table-cell office:value-type="string">
            <text:p>G05, G06, G18, G23, G25</text:p>
          </table:table-cell>
        </table:table-row>
        <table:table-row table:style-name="ro1">
          <table:table-cell table:style-name="ce5" office:value-type="string">
            <text:p>Airbus A340-200</text:p>
          </table:table-cell>
          <table:table-cell office:value-type="string">
            <text:p>A02</text:p>
          </table:table-cell>
          <table:table-cell office:value-type="string">
            <text:p>F03, F10, F14</text:p>
          </table:table-cell>
          <table:table-cell office:value-type="string">
            <text:p>B07, B16, B17, B23</text:p>
          </table:table-cell>
          <table:table-cell office:value-type="string">
            <text:p>G04, G11, G13, G24</text:p>
          </table:table-cell>
        </table:table-row>
        <table:table-row table:style-name="ro1">
          <table:table-cell table:style-name="ce5" office:value-type="string">
            <text:p>Boeing 747-200B</text:p>
          </table:table-cell>
          <table:table-cell office:value-type="string">
            <text:p>A03</text:p>
          </table:table-cell>
          <table:table-cell office:value-type="string">
            <text:p>F09, F13</text:p>
          </table:table-cell>
          <table:table-cell office:value-type="string">
            <text:p>B01, B02, B04, B06, B09, B22, B25</text:p>
          </table:table-cell>
          <table:table-cell office:value-type="string">
            <text:p>G03, G09, G10, G14, G17, G22</text:p>
          </table:table-cell>
        </table:table-row>
        <table:table-row table:style-name="ro1">
          <table:table-cell table:style-name="ce5" office:value-type="string">
            <text:p>Bombardier CRJ100 LR</text:p>
          </table:table-cell>
          <table:table-cell office:value-type="string">
            <text:p>A04</text:p>
          </table:table-cell>
          <table:table-cell office:value-type="string">
            <text:p>F05, F07, F11</text:p>
          </table:table-cell>
          <table:table-cell office:value-type="string">
            <text:p>B20, B21</text:p>
          </table:table-cell>
          <table:table-cell office:value-type="string">
            <text:p>G07, G19, G20</text:p>
          </table:table-cell>
        </table:table-row>
        <table:table-row table:style-name="ro1">
          <table:table-cell table:style-name="ce5" office:value-type="string">
            <text:p>Bombardier CRJ1000</text:p>
          </table:table-cell>
          <table:table-cell office:value-type="string">
            <text:p>A05</text:p>
          </table:table-cell>
          <table:table-cell office:value-type="string">
            <text:p>F01, F04, F08</text:p>
          </table:table-cell>
          <table:table-cell office:value-type="string">
            <text:p>B10, B15, B24</text:p>
          </table:table-cell>
          <table:table-cell office:value-type="string">
            <text:p>G01, B02, G08, G12, G15, G16, G2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" office:value-type="string" table:number-columns-spanned="1" table:number-rows-spanned="4">
            <text:p>Airbus A300B4</text:p>
          </table:table-cell>
          <table:table-cell table:style-name="ce4" office:value-type="string" table:number-columns-spanned="1" table:number-rows-spanned="4">
            <text:p>A01</text:p>
          </table:table-cell>
          <table:table-cell office:value-type="string">
            <text:p>F02</text:p>
          </table:table-cell>
          <table:table-cell office:value-type="string">
            <text:p>B05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F06</text:p>
          </table:table-cell>
          <table:table-cell office:value-type="string">
            <text:p>B03, B12, B13, B14</text:p>
          </table:table-cell>
          <table:table-cell office:value-type="string">
            <text:p>G05, G06, G23</text:p>
          </table:table-cell>
        </table:table-row>
        <table:table-row table:style-name="ro1">
          <table:covered-table-cell table:number-columns-repeated="2"/>
          <table:table-cell office:value-type="string">
            <text:p>F12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F15</text:p>
          </table:table-cell>
          <table:table-cell office:value-type="string">
            <text:p>B08, B11, B18, B19</text:p>
          </table:table-cell>
          <table:table-cell office:value-type="string">
            <text:p>G18, G25</text:p>
          </table:table-cell>
        </table:table-row>
        <table:table-row table:style-name="ro1">
          <table:table-cell table:style-name="ce4" office:value-type="string" table:number-columns-spanned="1" table:number-rows-spanned="3">
            <text:p>Airbus A340-200</text:p>
          </table:table-cell>
          <table:table-cell table:style-name="ce4" office:value-type="string" table:number-columns-spanned="1" table:number-rows-spanned="3">
            <text:p>A02</text:p>
          </table:table-cell>
          <table:table-cell office:value-type="string">
            <text:p>F03</text:p>
          </table:table-cell>
          <table:table-cell office:value-type="string">
            <text:p>B17</text:p>
          </table:table-cell>
          <table:table-cell/>
        </table:table-row>
        <table:table-row table:style-name="ro1">
          <table:covered-table-cell table:number-columns-repeated="2"/>
          <table:table-cell office:value-type="string">
            <text:p>F10</text:p>
          </table:table-cell>
          <table:table-cell office:value-type="string">
            <text:p>B07</text:p>
          </table:table-cell>
          <table:table-cell office:value-type="string">
            <text:p>G04, G11, G13</text:p>
          </table:table-cell>
        </table:table-row>
        <table:table-row table:style-name="ro1">
          <table:covered-table-cell table:number-columns-repeated="2"/>
          <table:table-cell office:value-type="string">
            <text:p>F14</text:p>
          </table:table-cell>
          <table:table-cell office:value-type="string">
            <text:p>B16, B23</text:p>
          </table:table-cell>
          <table:table-cell office:value-type="string">
            <text:p>G24</text:p>
          </table:table-cell>
        </table:table-row>
        <table:table-row table:style-name="ro1">
          <table:table-cell table:style-name="ce4" office:value-type="string" table:number-columns-spanned="1" table:number-rows-spanned="2">
            <text:p>Boeing 747-200B</text:p>
          </table:table-cell>
          <table:table-cell table:style-name="ce4" office:value-type="string" table:number-columns-spanned="1" table:number-rows-spanned="2">
            <text:p>A03</text:p>
          </table:table-cell>
          <table:table-cell office:value-type="string">
            <text:p>F09</text:p>
          </table:table-cell>
          <table:table-cell office:value-type="string">
            <text:p>B02, B04, B22, B25</text:p>
          </table:table-cell>
          <table:table-cell office:value-type="string">
            <text:p>G03, G09, G14</text:p>
          </table:table-cell>
        </table:table-row>
        <table:table-row table:style-name="ro1">
          <table:covered-table-cell table:number-columns-repeated="2"/>
          <table:table-cell office:value-type="string">
            <text:p>F13</text:p>
          </table:table-cell>
          <table:table-cell office:value-type="string">
            <text:p>B01, B06, B09</text:p>
          </table:table-cell>
          <table:table-cell office:value-type="string">
            <text:p>G10, G17, G22</text:p>
          </table:table-cell>
        </table:table-row>
        <table:table-row table:style-name="ro1">
          <table:table-cell table:style-name="ce4" office:value-type="string" table:number-columns-spanned="1" table:number-rows-spanned="3">
            <text:p>Bombardier CRJ100 LR</text:p>
          </table:table-cell>
          <table:table-cell table:style-name="ce4" office:value-type="string" table:number-columns-spanned="1" table:number-rows-spanned="3">
            <text:p>A04</text:p>
          </table:table-cell>
          <table:table-cell office:value-type="string">
            <text:p>F05</text:p>
          </table:table-cell>
          <table:table-cell office:value-type="string">
            <text:p>B20, B21</text:p>
          </table:table-cell>
          <table:table-cell office:value-type="string">
            <text:p>G07, G19, G20</text:p>
          </table:table-cell>
        </table:table-row>
        <table:table-row table:style-name="ro1">
          <table:covered-table-cell table:number-columns-repeated="2"/>
          <table:table-cell office:value-type="string">
            <text:p>F0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F11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1" table:number-rows-spanned="3">
            <text:p>Bombardier CRJ1000</text:p>
          </table:table-cell>
          <table:table-cell table:style-name="ce4" office:value-type="string" table:number-columns-spanned="1" table:number-rows-spanned="3">
            <text:p>A05</text:p>
          </table:table-cell>
          <table:table-cell office:value-type="string">
            <text:p>F01</text:p>
          </table:table-cell>
          <table:table-cell office:value-type="string">
            <text:p>B15</text:p>
          </table:table-cell>
          <table:table-cell office:value-type="string">
            <text:p>G15, G16</text:p>
          </table:table-cell>
        </table:table-row>
        <table:table-row table:style-name="ro1">
          <table:covered-table-cell table:number-columns-repeated="2"/>
          <table:table-cell office:value-type="string">
            <text:p>F04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office:value-type="string">
            <text:p>F08</text:p>
          </table:table-cell>
          <table:table-cell office:value-type="string">
            <text:p>B10, B24</text:p>
          </table:table-cell>
          <table:table-cell office:value-type="string">
            <text:p>G01, G02, G08, G12, G21</text:p>
          </table:table-cell>
        </table:table-row>
      </table:table>
      <table:table table:name="Reisende.Geschlecht" table:style-name="ta1">
        <table:table-column table:style-name="co17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row table:style-name="ro1">
          <table:table-cell office:value-type="string">
            <text:p>Geschlecht</text:p>
          </table:table-cell>
          <table:table-cell office:value-type="string">
            <text:p>ReisenderIDs</text:p>
          </table:table-cell>
          <table:table-cell office:value-type="string">
            <text:p>BuchungsIDs</text:p>
          </table:table-cell>
          <table:table-cell office:value-type="string">
            <text:p>GepaeckIDs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R01, R07, R11, R12, R14, R15</text:p>
          </table:table-cell>
          <table:table-cell office:value-type="string">
            <text:p>B03, B04, B07, B08, B13, B17, B21, B22</text:p>
          </table:table-cell>
          <table:table-cell office:value-type="string">
            <text:p>G03, G04, G06, G07, G09, G11, G13, G18, G23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R02, R03, R04, R05, R06, R08, R09, R10, R13</text:p>
          </table:table-cell>
          <table:table-cell office:value-type="string">
            <text:p>B01, B02, B05, B06, B09, B10, B11, B12, B14, B15, B16, B18, B19, B20, B23, B24, B25</text:p>
          </table:table-cell>
          <table:table-cell office:value-type="string">
            <text:p>G01, G02, G05, G08, G10, G12, G14, G15, G16, G17, G19, G20, G21, G22, G24, G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4" office:value-type="string" table:number-columns-spanned="1" table:number-rows-spanned="6">
            <text:p>F</text:p>
          </table:table-cell>
          <table:table-cell office:value-type="string">
            <text:p>R01</text:p>
          </table:table-cell>
          <table:table-cell office:value-type="string">
            <text:p>B03, B22</text:p>
          </table:table-cell>
          <table:table-cell office:value-type="string">
            <text:p>G03, G23</text:p>
          </table:table-cell>
        </table:table-row>
        <table:table-row table:style-name="ro1">
          <table:covered-table-cell/>
          <table:table-cell office:value-type="string">
            <text:p>R07</text:p>
          </table:table-cell>
          <table:table-cell office:value-type="string">
            <text:p>B08</text:p>
          </table:table-cell>
          <table:table-cell office:value-type="string">
            <text:p>G18</text:p>
          </table:table-cell>
        </table:table-row>
        <table:table-row table:style-name="ro1">
          <table:covered-table-cell/>
          <table:table-cell office:value-type="string">
            <text:p>R11</text:p>
          </table:table-cell>
          <table:table-cell office:value-type="string">
            <text:p>B07, B21</text:p>
          </table:table-cell>
          <table:table-cell office:value-type="string">
            <text:p>G04, G07, G11, G13</text:p>
          </table:table-cell>
        </table:table-row>
        <table:table-row table:style-name="ro1">
          <table:covered-table-cell/>
          <table:table-cell office:value-type="string">
            <text:p>R12</text:p>
          </table:table-cell>
          <table:table-cell office:value-type="string">
            <text:p>B17</text:p>
          </table:table-cell>
          <table:table-cell/>
        </table:table-row>
        <table:table-row table:style-name="ro1">
          <table:covered-table-cell/>
          <table:table-cell office:value-type="string">
            <text:p>R14</text:p>
          </table:table-cell>
          <table:table-cell office:value-type="string">
            <text:p>B13</text:p>
          </table:table-cell>
          <table:table-cell office:value-type="string">
            <text:p>G06</text:p>
          </table:table-cell>
        </table:table-row>
        <table:table-row table:style-name="ro1">
          <table:covered-table-cell/>
          <table:table-cell office:value-type="string">
            <text:p>R15</text:p>
          </table:table-cell>
          <table:table-cell office:value-type="string">
            <text:p>B04</text:p>
          </table:table-cell>
          <table:table-cell office:value-type="string">
            <text:p>G09</text:p>
          </table:table-cell>
        </table:table-row>
        <table:table-row table:style-name="ro1">
          <table:table-cell table:style-name="ce4" office:value-type="string" table:number-columns-spanned="1" table:number-rows-spanned="9">
            <text:p>M</text:p>
          </table:table-cell>
          <table:table-cell office:value-type="string">
            <text:p>R02</text:p>
          </table:table-cell>
          <table:table-cell office:value-type="string">
            <text:p>B01, B12</text:p>
          </table:table-cell>
          <table:table-cell office:value-type="string">
            <text:p>G05, G10, G22</text:p>
          </table:table-cell>
        </table:table-row>
        <table:table-row table:style-name="ro1">
          <table:covered-table-cell/>
          <table:table-cell office:value-type="string">
            <text:p>R03</text:p>
          </table:table-cell>
          <table:table-cell office:value-type="string">
            <text:p>B06, B11, B24</text:p>
          </table:table-cell>
          <table:table-cell office:value-type="string">
            <text:p>G12, G21</text:p>
          </table:table-cell>
        </table:table-row>
        <table:table-row table:style-name="ro1">
          <table:covered-table-cell/>
          <table:table-cell office:value-type="string">
            <text:p>R04</text:p>
          </table:table-cell>
          <table:table-cell office:value-type="string">
            <text:p>B10, B20</text:p>
          </table:table-cell>
          <table:table-cell office:value-type="string">
            <text:p>G01, G02, G08, G19, G20</text:p>
          </table:table-cell>
        </table:table-row>
        <table:table-row table:style-name="ro1">
          <table:covered-table-cell/>
          <table:table-cell office:value-type="string">
            <text:p>R05</text:p>
          </table:table-cell>
          <table:table-cell office:value-type="string">
            <text:p>B19</text:p>
          </table:table-cell>
          <table:table-cell/>
        </table:table-row>
        <table:table-row table:style-name="ro1">
          <table:covered-table-cell/>
          <table:table-cell office:value-type="string">
            <text:p>R06</text:p>
          </table:table-cell>
          <table:table-cell office:value-type="string">
            <text:p>B02</text:p>
          </table:table-cell>
          <table:table-cell/>
        </table:table-row>
        <table:table-row table:style-name="ro1">
          <table:covered-table-cell/>
          <table:table-cell office:value-type="string">
            <text:p>R08</text:p>
          </table:table-cell>
          <table:table-cell office:value-type="string">
            <text:p>B16, B25</text:p>
          </table:table-cell>
          <table:table-cell office:value-type="string">
            <text:p>G14, G24</text:p>
          </table:table-cell>
        </table:table-row>
        <table:table-row table:style-name="ro1">
          <table:covered-table-cell/>
          <table:table-cell office:value-type="string">
            <text:p>R09</text:p>
          </table:table-cell>
          <table:table-cell office:value-type="string">
            <text:p>B09, B14</text:p>
          </table:table-cell>
          <table:table-cell office:value-type="string">
            <text:p>G17</text:p>
          </table:table-cell>
        </table:table-row>
        <table:table-row table:style-name="ro1">
          <table:covered-table-cell/>
          <table:table-cell office:value-type="string">
            <text:p>R10</text:p>
          </table:table-cell>
          <table:table-cell office:value-type="string">
            <text:p>B15, B23</text:p>
          </table:table-cell>
          <table:table-cell office:value-type="string">
            <text:p>G15, G16</text:p>
          </table:table-cell>
        </table:table-row>
        <table:table-row table:style-name="ro1">
          <table:covered-table-cell/>
          <table:table-cell office:value-type="string">
            <text:p>R13</text:p>
          </table:table-cell>
          <table:table-cell office:value-type="string">
            <text:p>B05, B18</text:p>
          </table:table-cell>
          <table:table-cell office:value-type="string">
            <text:p>G25</text:p>
          </table:table-cell>
        </table:table-row>
      </table:table>
      <table:table table:name="Fluege.Ziel" table:style-name="ta1">
        <table:table-column table:style-name="co20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row table:style-name="ro1">
          <table:table-cell office:value-type="string">
            <text:p>Ziel</text:p>
          </table:table-cell>
          <table:table-cell office:value-type="string">
            <text:p>FlugIDs</text:p>
          </table:table-cell>
          <table:table-cell office:value-type="string">
            <text:p>BuchungsIDs</text:p>
          </table:table-cell>
          <table:table-cell office:value-type="string">
            <text:p>GepaeckIDs</text:p>
          </table:table-cell>
        </table:table-row>
        <table:table-row table:style-name="ro1">
          <table:table-cell office:value-type="string">
            <text:p>Antwerpen (ANR)</text:p>
          </table:table-cell>
          <table:table-cell office:value-type="string">
            <text:p>F01</text:p>
          </table:table-cell>
          <table:table-cell office:value-type="string">
            <text:p>B15</text:p>
          </table:table-cell>
          <table:table-cell office:value-type="string">
            <text:p>G15, G16</text:p>
          </table:table-cell>
        </table:table-row>
        <table:table-row table:style-name="ro1">
          <table:table-cell office:value-type="string">
            <text:p>Barcelona (BCN)</text:p>
          </table:table-cell>
          <table:table-cell office:value-type="string">
            <text:p>F02</text:p>
          </table:table-cell>
          <table:table-cell office:value-type="string">
            <text:p>B05</text:p>
          </table:table-cell>
          <table:table-cell/>
        </table:table-row>
        <table:table-row table:style-name="ro1">
          <table:table-cell office:value-type="string">
            <text:p>Chicago (ORD)</text:p>
          </table:table-cell>
          <table:table-cell office:value-type="string">
            <text:p>F03</text:p>
          </table:table-cell>
          <table:table-cell office:value-type="string">
            <text:p>B17</text:p>
          </table:table-cell>
          <table:table-cell/>
        </table:table-row>
        <table:table-row table:style-name="ro1">
          <table:table-cell office:value-type="string">
            <text:p>Dortmund (DTM)</text:p>
          </table:table-cell>
          <table:table-cell office:value-type="string">
            <text:p>F04</text:p>
          </table:table-cell>
          <table:table-cell table:number-columns-repeated="2"/>
        </table:table-row>
        <table:table-row table:style-name="ro1">
          <table:table-cell office:value-type="string">
            <text:p>Erfurt (ERF)</text:p>
          </table:table-cell>
          <table:table-cell office:value-type="string">
            <text:p>F05</text:p>
          </table:table-cell>
          <table:table-cell office:value-type="string">
            <text:p>B20, B21</text:p>
          </table:table-cell>
          <table:table-cell office:value-type="string">
            <text:p>G07, G19, G20</text:p>
          </table:table-cell>
        </table:table-row>
        <table:table-row table:style-name="ro1">
          <table:table-cell office:value-type="string">
            <text:p>Florenz (FLR)</text:p>
          </table:table-cell>
          <table:table-cell office:value-type="string">
            <text:p>F06</text:p>
          </table:table-cell>
          <table:table-cell office:value-type="string">
            <text:p>B03, B12, B13, B14</text:p>
          </table:table-cell>
          <table:table-cell office:value-type="string">
            <text:p>G05, G06, G23</text:p>
          </table:table-cell>
        </table:table-row>
        <table:table-row table:style-name="ro1">
          <table:table-cell office:value-type="string">
            <text:p>Genf (GVA)</text:p>
          </table:table-cell>
          <table:table-cell office:value-type="string">
            <text:p>F07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Hamburg (HAM)</text:p>
          </table:table-cell>
          <table:table-cell office:value-type="string">
            <text:p>F08</text:p>
          </table:table-cell>
          <table:table-cell office:value-type="string">
            <text:p>B10, B24</text:p>
          </table:table-cell>
          <table:table-cell office:value-type="string">
            <text:p>G01, G02, G08, G12, G21</text:p>
          </table:table-cell>
        </table:table-row>
        <table:table-row table:style-name="ro1">
          <table:table-cell office:value-type="string">
            <text:p>Istanbul (IST)</text:p>
          </table:table-cell>
          <table:table-cell office:value-type="string">
            <text:p>F09</text:p>
          </table:table-cell>
          <table:table-cell office:value-type="string">
            <text:p>B02, B04, B22, B25</text:p>
          </table:table-cell>
          <table:table-cell office:value-type="string">
            <text:p>G03, G09, G14</text:p>
          </table:table-cell>
        </table:table-row>
        <table:table-row table:style-name="ro1">
          <table:table-cell office:value-type="string">
            <text:p>Jakarta (CGK)</text:p>
          </table:table-cell>
          <table:table-cell office:value-type="string">
            <text:p>F10</text:p>
          </table:table-cell>
          <table:table-cell office:value-type="string">
            <text:p>B07</text:p>
          </table:table-cell>
          <table:table-cell office:value-type="string">
            <text:p>G04, G11, G13</text:p>
          </table:table-cell>
        </table:table-row>
        <table:table-row table:style-name="ro1">
          <table:table-cell office:value-type="string">
            <text:p>Kiew (KBP)</text:p>
          </table:table-cell>
          <table:table-cell office:value-type="string">
            <text:p>F11</text:p>
          </table:table-cell>
          <table:table-cell table:number-columns-repeated="2"/>
        </table:table-row>
        <table:table-row table:style-name="ro1">
          <table:table-cell office:value-type="string">
            <text:p>London (LHR)</text:p>
          </table:table-cell>
          <table:table-cell office:value-type="string">
            <text:p>F12</text:p>
          </table:table-cell>
          <table:table-cell table:number-columns-repeated="2"/>
        </table:table-row>
        <table:table-row table:style-name="ro1">
          <table:table-cell office:value-type="string">
            <text:p>Madrid (MAD)</text:p>
          </table:table-cell>
          <table:table-cell office:value-type="string">
            <text:p>F13</text:p>
          </table:table-cell>
          <table:table-cell office:value-type="string">
            <text:p>B01, B06, B09</text:p>
          </table:table-cell>
          <table:table-cell office:value-type="string">
            <text:p>G10, G17, G22</text:p>
          </table:table-cell>
        </table:table-row>
        <table:table-row table:style-name="ro1">
          <table:table-cell office:value-type="string">
            <text:p>New York (JFK)</text:p>
          </table:table-cell>
          <table:table-cell office:value-type="string">
            <text:p>F14</text:p>
          </table:table-cell>
          <table:table-cell office:value-type="string">
            <text:p>B16, B23</text:p>
          </table:table-cell>
          <table:table-cell office:value-type="string">
            <text:p>G24</text:p>
          </table:table-cell>
        </table:table-row>
        <table:table-row table:style-name="ro1">
          <table:table-cell office:value-type="string">
            <text:p>Oslo (OSL)</text:p>
          </table:table-cell>
          <table:table-cell office:value-type="string">
            <text:p>F15</text:p>
          </table:table-cell>
          <table:table-cell office:value-type="string">
            <text:p>B08, B11, B18, B19</text:p>
          </table:table-cell>
          <table:table-cell office:value-type="string">
            <text:p>G18, G25</text:p>
          </table:table-cell>
        </table:table-row>
      </table:table>
      <table:table table:name="Gepaeck.Gewicht" table:style-name="ta1">
        <table:table-column table:style-name="co5" table:default-cell-style-name="ce1"/>
        <table:table-column table:style-name="co21" table:default-cell-style-name="ce1"/>
        <table:table-row table:style-name="ro1">
          <table:table-cell office:value-type="string">
            <text:p>Gewicht</text:p>
          </table:table-cell>
          <table:table-cell office:value-type="string">
            <text:p>GepaeckID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02, G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1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01, G05, G07, G1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03, G1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04, G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08, G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06, G12, G16, G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19, G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1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G20, G23</text:p>
          </table:table-cell>
        </table:table-row>
      </table:table>
      <table:table table:name="Buchungen.Datum" table:style-name="ta1">
        <table:table-column table:style-name="co5" table:default-cell-style-name="ce2"/>
        <table:table-column table:style-name="co22" table:default-cell-style-name="ce1"/>
        <table:table-row table:style-name="ro1">
          <table:table-cell table:style-name="ce1" office:value-type="string">
            <text:p>Datum</text:p>
          </table:table-cell>
          <table:table-cell office:value-type="string">
            <text:p>BuchungsIDs</text:p>
          </table:table-cell>
        </table:table-row>
        <table:table-row table:style-name="ro1">
          <table:table-cell office:value-type="string">
            <text:p>2010-12-08</text:p>
          </table:table-cell>
          <table:table-cell office:value-type="string">
            <text:p>B01</text:p>
          </table:table-cell>
        </table:table-row>
        <table:table-row table:style-name="ro1">
          <table:table-cell office:value-type="string">
            <text:p>2011-01-04</text:p>
          </table:table-cell>
          <table:table-cell office:value-type="string">
            <text:p>B02</text:p>
          </table:table-cell>
        </table:table-row>
        <table:table-row table:style-name="ro1">
          <table:table-cell office:value-type="string">
            <text:p>2011-01-23</text:p>
          </table:table-cell>
          <table:table-cell office:value-type="string">
            <text:p>B03</text:p>
          </table:table-cell>
        </table:table-row>
        <table:table-row table:style-name="ro1">
          <table:table-cell office:value-type="string">
            <text:p>2011-03-15</text:p>
          </table:table-cell>
          <table:table-cell office:value-type="string">
            <text:p>B04</text:p>
          </table:table-cell>
        </table:table-row>
        <table:table-row table:style-name="ro1">
          <table:table-cell office:value-type="string">
            <text:p>2011-04-04</text:p>
          </table:table-cell>
          <table:table-cell office:value-type="string">
            <text:p>B05</text:p>
          </table:table-cell>
        </table:table-row>
        <table:table-row table:style-name="ro1">
          <table:table-cell office:value-type="string">
            <text:p>2011-05-13</text:p>
          </table:table-cell>
          <table:table-cell office:value-type="string">
            <text:p>B06</text:p>
          </table:table-cell>
        </table:table-row>
        <table:table-row table:style-name="ro1">
          <table:table-cell office:value-type="string">
            <text:p>2011-05-18</text:p>
          </table:table-cell>
          <table:table-cell office:value-type="string">
            <text:p>B07, B08</text:p>
          </table:table-cell>
        </table:table-row>
        <table:table-row table:style-name="ro1">
          <table:table-cell office:value-type="string">
            <text:p>2011-05-20</text:p>
          </table:table-cell>
          <table:table-cell office:value-type="string">
            <text:p>B09</text:p>
          </table:table-cell>
        </table:table-row>
        <table:table-row table:style-name="ro1">
          <table:table-cell office:value-type="string">
            <text:p>2011-06-04</text:p>
          </table:table-cell>
          <table:table-cell office:value-type="string">
            <text:p>B10</text:p>
          </table:table-cell>
        </table:table-row>
        <table:table-row table:style-name="ro1">
          <table:table-cell office:value-type="string">
            <text:p>2011-06-15</text:p>
          </table:table-cell>
          <table:table-cell office:value-type="string">
            <text:p>B11</text:p>
          </table:table-cell>
        </table:table-row>
        <table:table-row table:style-name="ro1">
          <table:table-cell office:value-type="string">
            <text:p>2011-06-22</text:p>
          </table:table-cell>
          <table:table-cell office:value-type="string">
            <text:p>B12, B13, B14</text:p>
          </table:table-cell>
        </table:table-row>
        <table:table-row table:style-name="ro1">
          <table:table-cell office:value-type="string">
            <text:p>2011-07-01</text:p>
          </table:table-cell>
          <table:table-cell office:value-type="string">
            <text:p>B15</text:p>
          </table:table-cell>
        </table:table-row>
        <table:table-row table:style-name="ro1">
          <table:table-cell office:value-type="string">
            <text:p>2011-07-09</text:p>
          </table:table-cell>
          <table:table-cell office:value-type="string">
            <text:p>B16</text:p>
          </table:table-cell>
        </table:table-row>
        <table:table-row table:style-name="ro1">
          <table:table-cell office:value-type="string">
            <text:p>2011-07-14</text:p>
          </table:table-cell>
          <table:table-cell office:value-type="string">
            <text:p>B17</text:p>
          </table:table-cell>
        </table:table-row>
        <table:table-row table:style-name="ro1">
          <table:table-cell office:value-type="string">
            <text:p>2011-07-26</text:p>
          </table:table-cell>
          <table:table-cell office:value-type="string">
            <text:p>B18</text:p>
          </table:table-cell>
        </table:table-row>
        <table:table-row table:style-name="ro1">
          <table:table-cell office:value-type="string">
            <text:p>2011-08-05</text:p>
          </table:table-cell>
          <table:table-cell office:value-type="string">
            <text:p>B19</text:p>
          </table:table-cell>
        </table:table-row>
        <table:table-row table:style-name="ro1">
          <table:table-cell office:value-type="string">
            <text:p>2011-08-09</text:p>
          </table:table-cell>
          <table:table-cell office:value-type="string">
            <text:p>B20, B21</text:p>
          </table:table-cell>
        </table:table-row>
        <table:table-row table:style-name="ro1">
          <table:table-cell office:value-type="string">
            <text:p>2011-08-10</text:p>
          </table:table-cell>
          <table:table-cell office:value-type="string">
            <text:p>B22</text:p>
          </table:table-cell>
        </table:table-row>
        <table:table-row table:style-name="ro1">
          <table:table-cell office:value-type="string">
            <text:p>2011-08-13</text:p>
          </table:table-cell>
          <table:table-cell office:value-type="string">
            <text:p>B23</text:p>
          </table:table-cell>
        </table:table-row>
        <table:table-row table:style-name="ro1">
          <table:table-cell office:value-type="string">
            <text:p>2011-08-22</text:p>
          </table:table-cell>
          <table:table-cell office:value-type="string">
            <text:p>B24</text:p>
          </table:table-cell>
        </table:table-row>
        <table:table-row table:style-name="ro1">
          <table:table-cell office:value-type="string">
            <text:p>2011-08-23</text:p>
          </table:table-cell>
          <table:table-cell office:value-type="string">
            <text:p>B25</text:p>
          </table:table-cell>
        </table:table-row>
      </table:table>
      <table:database-ranges>
        <table:database-range table:name="__Anonymous_Sheet_DB__1" table:target-range-address="'Flugzeuge.Typ'.A1:'Flugzeuge.Typ'.B14">
          <table:sort>
            <table:sort-by table:field-number="0" table:data-type="automatic"/>
          </table:sort>
        </table:database-range>
        <table:database-range table:name="__Anonymous_Sheet_DB__4" table:target-range-address="'Gepaeck.Gewicht'.A1:'Gepaeck.Gewicht'.B15">
          <table:sort>
            <table:sort-by table:field-number="0" table:data-type="automatic"/>
          </table:sort>
        </table:database-range>
        <table:database-range table:name="__Anonymous_Sheet_DB__5" table:target-range-address="'Buchungen.Datum'.A1:'Buchungen.Datum'.B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_20_AutoFormat" style:display-name="No AutoFormat" style:family="table-cell" style:parent-style-name="Default" style:data-style-name="N10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08/23/2011</text:date>, <text:time>20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23T19:27:18.41</meta:creation-date>
    <dc:date>2011-08-23T20:40:19.66</dc:date>
    <meta:editing-duration>PT54M57S</meta:editing-duration>
    <meta:editing-cycles>8</meta:editing-cycles>
    <meta:generator>LibreOffice/3.4$Win32 LibreOffice_project/340m1$Build-103</meta:generator>
    <meta:document-statistic meta:table-count="6" meta:cell-count="358" meta:object-count="0"/>
  </office:meta>
</office:document-meta>
</file>